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automatic-styles>
    <style:style style:name="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style:style>
    <style:style style:name="P2" style:family="paragraph" style:parent-style-name="Normal">
      <style:paragraph-properties fo:break-before="page"/>
    </style:style>
    <style:style style:name="P3" style:family="paragraph" style:parent-style-name="Normal">
      <style:text-properties fo:language="fr" fo:country="FR"/>
    </style:style>
    <style:style style:name="P4" style:family="paragraph" style:parent-style-name="Normal">
      <style:paragraph-properties fo:text-align="justify" style:justify-single-word="false"/>
      <style:text-properties fo:language="fr" fo:country="FR"/>
    </style:style>
    <style:style style:name="P5" style:family="paragraph" style:parent-style-name="Normal">
      <style:text-properties fo:language="fr" fo:country="FR" style:text-underline-style="solid" style:text-underline-width="auto" style:text-underline-color="font-color" style:text-underline-mode="continuous" style:text-overline-mode="continuous" style:text-line-through-mode="continuous"/>
    </style:style>
    <style:style style:name="P6" style:family="paragraph" style:parent-style-name="Sous-titre">
      <style:paragraph-properties fo:text-align="center" style:justify-single-word="false"/>
      <style:text-properties fo:font-size="24pt" fo:language="fr" fo:country="FR" style:font-size-asian="24pt" style:font-size-complex="24pt"/>
    </style:style>
    <style:style style:name="P7" style:family="paragraph" style:parent-style-name="Normal">
      <style:paragraph-properties fo:margin-left="0.794cm" fo:margin-right="0cm" fo:text-indent="0cm" style:auto-text-indent="false">
        <style:tab-stops/>
      </style:paragraph-properties>
    </style:style>
    <style:style style:name="P8" style:family="paragraph" style:parent-style-name="Signature">
      <style:text-properties fo:language="fr" fo:country="FR"/>
    </style:style>
    <style:style style:name="P9" style:family="paragraph" style:parent-style-name="Titre_20_1">
      <style:text-properties fo:language="fr" fo:country="FR"/>
    </style:style>
    <style:style style:name="P10" style:family="paragraph" style:parent-style-name="Titre_20_1" style:master-page-name="MP1">
      <style:paragraph-properties style:page-number="1" fo:break-before="page"/>
    </style:style>
    <style:style style:name="P11" style:family="paragraph" style:parent-style-name="Titre_20_2">
      <style:text-properties fo:language="fr" fo:country="FR"/>
    </style:style>
    <style:style style:name="P12" style:family="paragraph" style:parent-style-name="Titre_20_2">
      <style:paragraph-properties fo:break-before="page"/>
      <style:text-properties officeooo:paragraph-rsid="00145c81"/>
    </style:style>
    <style:style style:name="P13" style:family="paragraph" style:parent-style-name="Normal" style:master-page-name="MPF0">
      <style:paragraph-properties style:page-number="auto" fo:break-before="page"/>
    </style:style>
    <style:style style:name="P14" style:family="paragraph" style:parent-style-name="Normal">
      <style:text-properties officeooo:paragraph-rsid="00145c81"/>
    </style:style>
    <style:style style:name="P15" style:family="paragraph" style:parent-style-name="Normal">
      <style:text-properties fo:language="fr" fo:country="FR" officeooo:paragraph-rsid="00145c81"/>
    </style:style>
    <style:style style:name="T1" style:family="text">
      <style:text-properties fo:language="fr" fo:country="FR"/>
    </style:style>
    <style:style style:name="T2" style:family="text">
      <style:text-properties fo:language="fr" fo:country="FR" style:language-asian="fr" style:country-asian="FR"/>
    </style:style>
    <style:style style:name="T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4" style:family="text">
      <style:text-properties fo:language="fr" fo:country="FR" officeooo:rsid="00145c81"/>
    </style:style>
    <style:style style:name="T5" style:family="text">
      <style:text-properties fo:language="fr" fo:country="FR" officeooo:rsid="0016000a"/>
    </style:style>
    <style:style style:name="T6" style:family="text">
      <style:text-properties fo:language="fr" fo:country="FR" officeooo:rsid="0017e6b3"/>
    </style:style>
    <style:style style:name="T7" style:family="text">
      <style:text-properties officeooo:rsid="00145c81"/>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Image 1" text:anchor-type="paragraph" svg:x="1.455cm" svg:y="1.455cm" svg:width="19.299cm" style:rel-width="scale" svg:height="15.863cm" style:rel-height="scale" draw:z-index="10"><draw:image/></draw:frame><text:span text:style-name="Police_20_par_20_défaut"><text:span text:style-name="T2"/></text:span></text:p>
      <text:p text:style-name="P3"/>
      <text:p text:style-name="Normal"><draw:frame draw:style-name="fr1" draw:name="Zone de texte 6" text:anchor-type="paragraph" svg:x="1.9cm" svg:y="18.436cm" svg:width="17.78cm" style:rel-width="scale" svg:height="7.567cm" style:rel-height="scale" draw:z-index="11"><draw:text-box><text:p text:style-name="Titre"><text:span text:style-name="Police_20_par_20_défaut"><text:span text:style-name="T1">Rapport</text:span></text:span><text:span text:style-name="Police_20_par_20_défaut"><text:span text:style-name="T1"><text:line-break/></text:span></text:span><text:span text:style-name="Police_20_par_20_défaut"><text:span text:style-name="T1">Projet</text:span></text:span></text:p><text:p text:style-name="P6">Ajout d’instructions et prédicteurs statiques</text:p><text:p text:style-name="P7"><text:span text:style-name="Police_20_par_20_défaut"><text:span text:style-name="T1">De Caitlin Dagg et Manon Pintault </text:span></text:span></text:p></draw:text-box><svg:desc>Title, Subtitle, and Abstract</svg:desc></draw:frame><text:span text:style-name="Police_20_par_20_défaut"><text:span text:style-name="T2"/></text:span></text:p>
      <text:p text:style-name="P2"/>
      <text:p text:style-name="En-tête_20_de_20_table_20_des_20_matières"><text:span text:style-name="Police_20_par_20_défaut"><text:span text:style-name="T1">Sommaire</text:span></text:span></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M_20_1"><text:a xlink:type="simple" xlink:href="#_Toc330913846" office:target-frame-name="_top" xlink:show="replace"><text:span text:style-name="Lien_20_hypertexte"><text:span text:style-name="T1">Introduction </text:span></text:span></text:a><text:a xlink:type="simple" xlink:href="#_Toc330913846" office:target-frame-name="_top" xlink:show="replace"><text:span text:style-name="Police_20_par_20_défaut"><text:span text:style-name="T1"><text:tab/>1</text:span></text:span></text:a></text:p>
          <text:p text:style-name="TM_20_1"><text:a xlink:type="simple" xlink:href="#_Toc330913847" office:target-frame-name="_top" xlink:show="replace"><text:span text:style-name="Lien_20_hypertexte"><text:span text:style-name="T1">Exercice 1 : Ajout de l’instruction LEAL</text:span></text:span></text:a><text:a xlink:type="simple" xlink:href="#_Toc330913847" office:target-frame-name="_top" xlink:show="replace"><text:span text:style-name="Police_20_par_20_défaut"><text:span text:style-name="T1"><text:tab/>2</text:span></text:span></text:a></text:p>
          <text:p text:style-name="TM_20_1"><text:a xlink:type="simple" xlink:href="#_Toc330913848" office:target-frame-name="_top" xlink:show="replace">Exercice 2 : Mise en œuve de stratégies de prédiction statique</text:a><text:a xlink:type="simple" xlink:href="#_Toc330913848" office:target-frame-name="_top" xlink:show="replace"><text:span text:style-name="Police_20_par_20_défaut"><text:span text:style-name="T1"><text:tab/>3</text:span></text:span></text:a></text:p>
          <text:p text:style-name="TM_20_1"><text:a xlink:type="simple" xlink:href="#_Toc330913849" office:target-frame-name="_top" xlink:show="replace"><text:span text:style-name="Lien_20_hypertexte"><text:span text:style-name="T1">Exercice 3 : Execution d’instructions sur plusieurs cy</text:span></text:span></text:a><text:a xlink:type="simple" xlink:href="#_Toc330913849" office:target-frame-name="_top" xlink:show="replace"><text:span text:style-name="Lien_20_hypertexte"><text:span text:style-name="T1">cles</text:span></text:span></text:a><text:a xlink:type="simple" xlink:href="#_Toc330913849" office:target-frame-name="_top" xlink:show="replace"><text:span text:style-name="Police_20_par_20_défaut"><text:span text:style-name="T1"><text:tab/>4</text:span></text:span></text:a></text:p>
          <text:p text:style-name="TM_20_1"><text:a xlink:type="simple" xlink:href="#_Toc330913850" office:target-frame-name="_top" xlink:show="replace"><text:span text:style-name="Lien_20_hypertexte"><text:span text:style-name="T1">Conclusion</text:span></text:span></text:a><text:a xlink:type="simple" xlink:href="#_Toc330913850" office:target-frame-name="_top" xlink:show="replace"><text:span text:style-name="Police_20_par_20_défaut"><text:span text:style-name="T1"><text:tab/>5</text:span></text:span></text:a></text:p>
        </text:index-body>
      </text:table-of-content>
      <text:h text:style-name="P10" text:outline-level="1"><text:span text:style-name="Police_20_par_20_défaut"><text:span text:style-name="T1">Introduction</text:span></text:span></text:h>
      <text:h text:style-name="Titre_20_2" text:outline-level="2"><text:span text:style-name="Police_20_par_20_défaut"><text:span text:style-name="T1">sujet du projet</text:span></text:span></text:h>
      <text:p text:style-name="P4">L’objectif de ce projet est à la fois d’étendre le jeu d’instructions du processeur y86 et d’optimiser son exécution. Le projet est en trois étapes, qui sont en fait indépendantes. En premier lieu, il s’agira de mettre en œuvre 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Titre_20_2" text:outline-level="2"><text:span text:style-name="Police_20_par_20_défaut"><text:span text:style-name="T1">Décomposition du travail</text:span></text:span></text:h>
      <text:p text:style-name="P3">Pour réaliser ce projet, nous avons diviser le travail de cette façon : l’exercice 1 a été réaliser par Manon , l’exercice 2 par Caitlin et l’exercice 3 par nous deux ainsi que le rapport. </text:p>
      <text:h text:style-name="Titre_20_2" text:outline-level="2"><text:span text:style-name="Police_20_par_20_défaut"><text:span text:style-name="T1">Outils</text:span></text:span></text:h>
      <text:p text:style-name="P3">Pour pouvoir interagir sur le projet, nous avons décider d’utiliser github (dépôt en ligne) afin de pouvoir accéder sans difficultés à tous nos fichiers n’importe quand et de n’importe où, <text:span text:style-name="T7">et de permettre la contrôle de version des fichiers.</text:span></text:p>
      <text:h text:style-name="P11" text:outline-level="2"/>
      <text:p text:style-name="P3"/>
      <text:p text:style-name="P8"/>
      <text:p text:style-name="P3"/>
      <text:h text:style-name="Titre_20_1" text:outline-level="1"><text:span text:style-name="Police_20_par_20_défaut"><text:span text:style-name="T1">Exercice 1 : Ajout de l’instruction LEAL</text:span></text:span></text:h>
      <text:h text:style-name="P11" text:outline-level="2">Qu’est-ce que LEAL ?</text:h>
      <text:p text:style-name="P3">Leal, pour « load effective address (long)» est une instruction qui permet d’effectuer deux additions (et une pseudo-multiplication) d’un seul coup.</text:p>
      <text:h text:style-name="P11" text:outline-level="2">Modification de deux fichiers :yas-grammar.lex et isa.c</text:h>
      <text:p text:style-name="P3">Premièrement, nous avons ajouté leal comme instruction au fichier yas-grammar.lex.</text:p>
      <text:p text:style-name="Normal"><text:span text:style-name="Police_20_par_20_défaut"><text:span text:style-name="T2"><draw:frame draw:style-name="fr3" draw:name="Image 3" text:anchor-type="as-char" svg:y="0cm" svg:width="13.944cm" style:rel-width="scale" svg:height="5.699cm" style:rel-height="scale" draw:z-index="0"><draw:image/></draw:frame></text:span></text:span></text:p>
      <text:p text:style-name="P3">Ensuite nous avons modifié le fichier isa.c, afin que notre instruction soit prise en compte.</text:p>
      <text:p text:style-name="P3"/>
      <text:p text:style-name="Normal"><text:span text:style-name="Police_20_par_20_défaut"><text:span text:style-name="T2"><draw:frame draw:style-name="fr3" draw:name="Image 14" text:anchor-type="as-char" svg:y="0cm" svg:width="15.849cm" style:rel-width="scale" svg:height="2.858cm" style:rel-height="scale" draw:z-index="1"><draw:image/></draw:frame></text:span></text:span></text:p>
      <text:p text:style-name="P3"/>
      <text:p text:style-name="P3"/>
      <text:p text:style-name="P3"/>
      <text:p text:style-name="P3"><text:soft-page-break/></text:p>
      <text:h text:style-name="Titre_20_2" text:outline-level="2"><text:span text:style-name="Police_20_par_20_défaut"><text:span text:style-name="T1">Fichier Test </text:span></text:span></text:h>
      <text:p text:style-name="P3">Afin de pouvoir tester la nouvelle instruction leal , nous avons fait un programme de test : leal.ys</text:p>
      <text:p text:style-name="Normal"><text:span text:style-name="Police_20_par_20_défaut"><text:span text:style-name="T2"><draw:frame draw:style-name="fr3" draw:name="Image 15" text:anchor-type="as-char" svg:y="0cm" svg:width="6.535cm" style:rel-width="scale" svg:height="2.646cm" style:rel-height="scale" draw:z-index="2"><draw:image/></draw:frame></text:span></text:span></text:p>
      <text:p text:style-name="P3"/>
      <text:p text:style-name="P3">Au début de notre test, eax vaut 0 et ebx 1. A la fin, eax vaut 5 car leal permet de faire rrmovl %ebx, %eax et iaddl 4, %eax (ici).</text:p>
      <text:p text:style-name="P3"/>
      <text:h text:style-name="P11" text:outline-level="2">Modification de seq-std.hcl &amp; pipe-std.hcl</text:h>
      <text:p text:style-name="P3"/>
      <text:p text:style-name="P3">Leal utilisant le même opcode que irmovl, nous avons dû modifier la version sequentielle et pipe-linée afin de faire la distinction à l’exécution.</text:p>
      <text:p text:style-name="Normal"><text:span text:style-name="Police_20_par_20_défaut"><text:span text:style-name="T3">Fichier seq-std.hcl : </text:span></text:span></text:p>
      <text:p text:style-name="Normal"><text:soft-page-break/><text:span text:style-name="Police_20_par_20_défaut"><text:span text:style-name="T2"><draw:frame draw:style-name="fr3" draw:name="Image 16" text:anchor-type="as-char" svg:y="0cm" svg:width="15.372cm" style:rel-width="scale" svg:height="8.361cm" style:rel-height="scale" draw:z-index="3"><draw:image/></draw:frame></text:span></text:span></text:p>
      <text:p text:style-name="P3">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Normal"><text:span text:style-name="Police_20_par_20_défaut"><text:span text:style-name="T2"><draw:frame draw:style-name="fr3" draw:name="Image 17" text:anchor-type="as-char" svg:y="0cm" svg:width="15.505cm" style:rel-width="scale" svg:height="4.551cm" style:rel-height="scale" draw:z-index="4"><draw:image/></draw:frame></text:span></text:span><text:span text:style-name="Police_20_par_20_défaut"><text:span text:style-name="T1"> </text:span></text:span></text:p>
      <text:p text:style-name="P3">Maintenant nous sommes dans l’exécute. Pour l’ALU on fait la distinction également quand on fait irmovl (ifun ==0) on choisit 0 mais quand on fait leal (ifun == 1) on choisit valB.</text:p>
      <text:p text:style-name="P3"/>
      <text:p text:style-name="Normal"><text:span text:style-name="Police_20_par_20_défaut"><text:span text:style-name="T3">Fichier pipe-std.hcl : <text:s/></text:span></text:span></text:p>
      <text:p text:style-name="Normal"><text:soft-page-break/><text:span text:style-name="Police_20_par_20_défaut"><text:span text:style-name="T2"><draw:frame draw:style-name="fr3" draw:name="Image 11" text:anchor-type="as-char" svg:y="0cm" svg:width="16.007cm" style:rel-width="scale" svg:height="8.387cm" style:rel-height="scale" draw:z-index="5"><draw:image/></draw:frame></text:span></text:span></text:p>
      <text:p text:style-name="P3">Ici nous somme à l’étage décode : on a rajouté D_icode == IRMOVL &amp;&amp; ifun == 1 : D_rb ; pour dire que quand on fait leal (irmovl avec ifun à 1) on choisit rb comme source. Et on fait la distinction pour la destination : ifun à 0 (donc irmovl) on choisit ra et rb quand on fait leal.</text:p>
      <text:p text:style-name="P3"/>
      <text:p text:style-name="Normal"><text:span text:style-name="Police_20_par_20_défaut"><text:span text:style-name="T2"><draw:frame draw:style-name="fr3" draw:name="Image 12" text:anchor-type="as-char" svg:y="0cm" svg:width="16.219cm" style:rel-width="scale" svg:height="4.895cm" style:rel-height="scale" draw:z-index="6"><draw:image/></draw:frame></text:span></text:span></text:p>
      <text:p text:style-name="P3">Maintenant nous sommes dans l’exécute. Pour l’ALU on fait la distinction également quand on fait irmovl (ifun ==0) on choisit 0 mais quand on fait leal (ifun == 1) on choisit valB.</text:p>
      <text:p text:style-name="P3"/>
      <text:h text:style-name="P9" text:outline-level="1">Exercice 2 : Mise en œuvre de stratégies de prédiction statique</text:h>
      <text:h text:style-name="P11" text:outline-level="2">Qu'est-ce qu'un prediction de branchEMent ?</text:h>
      <text:p text:style-name="Normal"><text:span text:style-name="Police_20_par_20_défaut"><text:span text:style-name="T1">Une prédiction de branchement sert à améliorer l'efficacité du processeur pipeliné : il n'aura alors pas besoin d'attendre que le test de branchement arrive au stade « exécute », et peut donc gagner du temps. Ceci peut aussi faire perdre du temps lorsque la prédiction de branchement est incorrecte.</text:span></text:span></text:p>
      <text:h text:style-name="Titre_20_2" text:outline-level="2"><text:span text:style-name="Police_20_par_20_défaut"><text:span text:style-name="T1">Cas d'une prediction de branchement incorrect</text:span></text:span></text:h>
      <text:p text:style-name="Normal"><text:span text:style-name="Police_20_par_20_défaut"><text:span text:style-name="T1">Lorsqu’une prédiction de branchement est incorrecte, alors il faut arrêter les calculs en cours et vider le pipeline et retourner calculer la valeur de branchement correct.</text:span></text:span></text:p>
      <text:h text:style-name="Titre_20_2" text:outline-level="2"><text:span text:style-name="Police_20_par_20_défaut"><text:span text:style-name="T1">Méthodes de prediction</text:span></text:span></text:h>
      <text:p text:style-name="P14"><text:span text:style-name="Police_20_par_20_défaut"><text:span text:style-name="T1">Il y a plusieurs méthodes de prédire l'adresse de branchement. On peut utiliser une structure de donné qui stocke les résultats des tests de branchement précédents (ex : 00 = branchement jamais pris, 01 = branchement parfois pris, 10 = branchement souvent pris, 11 = branchement toujours pris). </text:span></text:span><text:span text:style-name="Police_20_par_20_défaut"><text:span text:style-name="T4">Ceci est un méthode de prédiction de brachement dynamique.</text:span></text:span></text:p>
      <text:p text:style-name="P14"><text:span text:style-name="Police_20_par_20_défaut"><text:span text:style-name="T1"><text:s/>On peut aussi utiliser des méthodes bien plus simples, </text:span></text:span><text:span text:style-name="Police_20_par_20_défaut"><text:span text:style-name="T4">les méthodes statiques</text:span></text:span><text:span text:style-name="Police_20_par_20_défaut"><text:span text:style-name="T1"> : le simulateur y86 étudié en cours utilise une prédiction de branchement de type « toujours » : c'est à dire qu'il prédit que le test de branchement sera toujours vrai. Dans cet exercice nous sommes demandés de modifier la simulateur pour utiliser une prédiction de branchement de type « jamais », qui prédira que le test de branchement sera toujours faux.</text:span></text:span></text:p>
      <text:h text:style-name="Titre_20_2" text:outline-level="2"><text:span text:style-name="Police_20_par_20_défaut"><text:span text:style-name="T4">Question 1</text:span></text:span></text:h>
      <text:p text:style-name="P14"><text:span text:style-name="Police_20_par_20_défaut"><text:span text:style-name="T4">Les branchements conditionnels de type « toujours » perdent toujours du temps car son adresse de branchement doit être calculé, ce qui n'est pas le cas pour les branchements conditionnels de type « jamais ».</text:span></text:span></text:p>
      <text:h text:style-name="P12" text:outline-level="2"><text:span text:style-name="Police_20_par_20_défaut"><text:span text:style-name="T5">Implémentation</text:span></text:span><text:span text:style-name="Police_20_par_20_défaut"><text:span text:style-name="T4"> de branchement conditionnel de type « jamais »</text:span></text:span></text:h>
      <text:p text:style-name="P14"><text:span text:style-name="Police_20_par_20_défaut"><text:span text:style-name="T6">On ajoute un variable </text:span></text:span></text:p>
      <text:p text:style-name="P15"><text:span text:style-name="Police_20_par_20_défaut"><text:span text:style-name="T4"/></text:span></text:p>
      <text:h text:style-name="P9" text:outline-level="1">Exercice 3 : Exécution d’instructions sur plusieurs cycles</text:h>
      <text:h text:style-name="Titre_20_2" text:outline-level="2">Les instructions lods/stos/movs</text:h>
      <text:p text:style-name="Normal"/>
      <text:p text:style-name="P4">Les instructions lods, stos et movs n’ont pas de paramètre. Elles utilisent implicitement esi et edi comme adresse source et comme adresse destination, et eax comme valeur. Lds lit en mémoire à l’adresse esi, stocke le résultat dans eax, et ajoute 4 au pointeur esi. Stos écrit en mémoire à l’adresse edi le contenu de eax, et ajoute 4 au pointeur edi. Movs lit en mémoire à l’adresse esi, écrit la valeur en mémoire à l’adresse edi, et ajoute 4 à esi et edi.</text:p>
      <text:p text:style-name="Normal"><text:span text:style-name="Police_20_par_20_défaut"><text:span text:style-name="T3">Question 1</text:span></text:span><text:span text:style-name="Police_20_par_20_défaut"><text:span text:style-name="T3"> : </text:span></text:span></text:p>
      <text:p text:style-name="P3">Afin de prendre en compte nos nouvelles instructions, nous avons modifié les fichiers isa.h, isa.c et psim.c.</text:p>
      <text:p text:style-name="P3">Voici les modifications qui ont été apportés :</text:p>
      <text:p text:style-name="P5">Isa.h </text:p>
      <text:p text:style-name="Normal"><text:span text:style-name="Police_20_par_20_défaut"><text:span text:style-name="T2"><draw:frame draw:style-name="fr3" draw:name="Image 8" text:anchor-type="as-char" svg:y="0cm" svg:width="16.256cm" style:rel-width="scale" svg:height="1.607cm" style:rel-height="scale" draw:z-index="7"><draw:image/></draw:frame></text:span></text:span></text:p>
      <text:p text:style-name="P3">Nous avons enlevé l’instruction I_POP2 et nous avons ajouté I_LSM afin que nos nouvelles instructions soit prises en comptes.</text:p>
      <text:p text:style-name="Normal"><text:span text:style-name="Police_20_par_20_défaut"><text:span text:style-name="T3">Isa.c</text:span></text:span></text:p>
      <text:p text:style-name="Normal"><text:span text:style-name="Police_20_par_20_défaut"><text:span text:style-name="T2"><draw:frame draw:style-name="fr3" draw:name="Image 9" text:anchor-type="as-char" svg:y="0cm" svg:width="15.769cm" style:rel-width="scale" svg:height="1.217cm" style:rel-height="scale" draw:z-index="8"><draw:image/></draw:frame></text:span></text:span></text:p>
      <text:p text:style-name="P3">Ici nous avons simplement supprimé l’instruction pop2 et nous avons créé les instructions Lods et Stos en reprenant l’opcode de pop2 et en changeant ifun qui est à 1pour lods. </text:p>
      <text:p text:style-name="P5"/>
      <text:p text:style-name="P5"/>
      <text:p text:style-name="P5"/>
      <text:p text:style-name="P5"><text:soft-page-break/></text:p>
      <text:p text:style-name="P5"/>
      <text:p text:style-name="P5"/>
      <text:p text:style-name="Normal"><text:span text:style-name="Police_20_par_20_défaut"><text:span text:style-name="T3">Psim.c</text:span></text:span><text:span text:style-name="Police_20_par_20_défaut"><text:span text:style-name="T3"> </text:span></text:span></text:p>
      <text:p text:style-name="Normal"><text:span text:style-name="Police_20_par_20_défaut"><text:span text:style-name="T2"><draw:frame draw:style-name="fr3" draw:name="Image 10" text:anchor-type="as-char" svg:y="0cm" svg:width="16.256cm" style:rel-width="scale" svg:height="5.071cm" style:rel-height="scale" draw:z-index="9"><draw:image/></draw:frame></text:span></text:span></text:p>
      <text:p text:style-name="P3">Ici nous avons juste remplacé I_POP2 par I_LSM afin de prendre en compte nos 3 instructions.</text:p>
      <text:p text:style-name="P3">Par la suite, nous avons créé un programme de test afin de vérifier si l’assembleur génère bien les bons codes machine, et que ce programme s’exécute comme prévu. Voici notre programme : </text:p>
      <text:p text:style-name="P3">METTRE LE TEST</text:p>
      <text:p text:style-name="P3"/>
      <text:h text:style-name="Titre_20_2" text:outline-level="2">Support des instructions sur plusieurs cycles</text:h>
      <text:p text:style-name="Normal"/>
      <text:p text:style-name="Normal"/>
      <text:p text:style-name="P3"/>
      <text:h text:style-name="Titre_20_1" text:outline-level="1"><text:span text:style-name="Police_20_par_20_défaut"><text:span text:style-name="T1">Conclusion</text:span></text:span></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20%" fo:text-align="start" style:text-autospace="ideograph-alpha" style:line-break="strict" style:writing-mode="lr-tb" style:font-independent-line-spacing="false">
        <style:tab-stops/>
      </style:paragraph-properties>
      <style:text-properties fo:color="#595959" style:text-outline="false" style:text-line-through-style="none" style:text-position="0% 100%" fo:font-size="10pt" fo:letter-spacing="normal" fo:language="en" fo:country="US" fo:font-style="normal" style:text-underline-style="none" fo:font-weight="normal" style:letter-kerning="fals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071cm" fo:margin-bottom="0.282cm" style:contextual-spacing="false" fo:line-height="12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595959"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ja" style:country-asian="JP" style:font-style-asian="normal" style:font-weight-asian="normal" style:font-name-complex="Angsana New"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cm" fo:margin-bottom="0.635cm" style:contextual-spacing="false" fo:line-height="100%" fo:hyphenation-ladder-count="no-limit" fo:break-before="page"/>
      <style:text-properties fo:font-size="18pt" style:font-size-asian="18pt" fo:hyphenate="false"/>
    </style:style>
    <style:style style:name="Titre_20_2" style:display-name="Titre 2" style:family="paragraph" style:parent-style-name="Normal" style:next-style-name="Normal" style:default-outline-level="2">
      <style:paragraph-properties fo:margin-top="0.635cm" fo:margin-bottom="0.106cm" style:contextual-spacing="false" fo:line-height="100%" fo:keep-together="always" fo:hyphenation-ladder-count="no-limit" fo:keep-with-next="always"/>
      <style:text-properties fo:text-transform="uppercase" fo:color="#577188" style:font-name="Calibri" fo:font-size="12pt" style:font-name-asian="Times New Roman" style:font-size-asian="12pt" style:font-name-complex="Cordia New" fo:hyphenate="false"/>
    </style:style>
    <style:style style:name="Titre_20_3" style:display-name="Titre 3" style:family="paragraph" style:parent-style-name="Normal" style:next-style-name="Normal" style:default-outline-level="3">
      <style:paragraph-properties fo:margin-top="0.353cm" fo:margin-bottom="0cm" style:contextual-spacing="false" fo:keep-together="always" fo:hyphenation-ladder-count="no-limit" fo:keep-with-next="always"/>
      <style:text-properties fo:color="#7e97ad" style:font-name="Calibri" fo:font-weight="bold" style:font-name-asian="Times New Roman" style:font-weight-asian="bold" style:font-name-complex="Cordia New" style:font-weight-complex="bold" fo:hyphenate="false"/>
    </style:style>
    <style:style style:name="Titre_20_4" style:display-name="Titre 4" style:family="paragraph" style:parent-style-name="Normal" style:next-style-name="Normal" style:default-outline-level="4">
      <style:paragraph-properties fo:margin-top="0.353cm" fo:margin-bottom="0cm" style:contextual-spacing="false" fo:keep-together="always" fo:hyphenation-ladder-count="no-limit" fo:keep-with-next="always"/>
      <style:text-properties fo:color="#7e97ad" style:font-name="Calibri" fo:font-style="italic" fo:font-weight="bold" style:font-name-asian="Times New Roman" style:font-style-asian="italic" style:font-weight-asian="bold" style:font-name-complex="Cordia New" style:font-style-complex="italic" style:font-weight-complex="bold" fo:hyphenate="false"/>
    </style:style>
    <style:style style:name="Titre_20_5" style:display-name="Titre 5" style:family="paragraph" style:parent-style-name="Normal" style:next-style-name="Normal" style:default-outline-level="5">
      <style:paragraph-properties fo:margin-top="0.353cm" fo:margin-bottom="0cm" style:contextual-spacing="false" fo:keep-together="always" fo:hyphenation-ladder-count="no-limit" fo:keep-with-next="always"/>
      <style:text-properties fo:color="#394b5a" style:font-name="Calibri" style:font-name-asian="Times New Roman" style:font-name-complex="Cordia New" fo:hyphenate="false"/>
    </style:style>
    <style:style style:name="Titre_20_6" style:display-name="Titre 6" style:family="paragraph" style:parent-style-name="Normal" style:next-style-name="Normal" style:default-outline-level="6">
      <style:paragraph-properties fo:margin-top="0.353cm" fo:margin-bottom="0cm" style:contextual-spacing="false" fo:keep-together="always" fo:hyphenation-ladder-count="no-limit" fo:keep-with-next="always"/>
      <style:text-properties fo:color="#394b5a" style:font-name="Calibri" fo:font-style="italic" style:font-name-asian="Times New Roman" style:font-style-asian="italic" style:font-name-complex="Cordia New" style:font-style-complex="italic" fo:hyphenate="false"/>
    </style:style>
    <style:style style:name="Titre_20_7" style:display-name="Titre 7" style:family="paragraph" style:parent-style-name="Normal" style:next-style-name="Normal" style:default-outline-level="7">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Titre_20_8" style:display-name="Titre 8" style:family="paragraph" style:parent-style-name="Normal" style:next-style-name="Normal" style:default-outline-level="8">
      <style:paragraph-properties fo:margin-top="0.353cm" fo:margin-bottom="0cm" style:contextual-spacing="false" fo:keep-together="always" fo:hyphenation-ladder-count="no-limit" fo:keep-with-next="always"/>
      <style:text-properties fo:color="#404040" style:font-name="Calibri" style:font-name-asian="Times New Roman" style:font-name-complex="Cordia New" fo:hyphenate="false"/>
    </style:style>
    <style:style style:name="Titre_20_9" style:display-name="Titre 9" style:family="paragraph" style:parent-style-name="Normal" style:next-style-name="Normal" style:default-outline-level="9">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Normal" style:family="paragraph">
      <style:paragraph-properties fo:hyphenation-ladder-count="no-limit"/>
      <style:text-properties style:letter-kerning="true" fo:hyphenate="false"/>
    </style:style>
    <style:style style:name="En-tête" style:family="paragraph" style:parent-style-name="Normal">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Pied_20_de_20_page" style:display-name="Pied de page" style:family="paragraph" style:parent-style-name="Normal">
      <style:paragraph-properties fo:margin-top="0.071cm" fo:margin-bottom="0cm" style:contextual-spacing="false" fo:line-height="100%" fo:hyphenation-ladder-count="no-limit" fo:padding-left="0.706cm" fo:padding-right="0.706cm" fo:padding-top="0.212cm" fo:padding-bottom="0cm" fo:border-left="0.51pt solid #ffffff" fo:border-right="0.26pt solid #ffffff" fo:border-top="0.51pt solid #b1c0cd" fo:border-bottom="none" style:shadow="none"/>
      <style:text-properties fo:hyphenate="false"/>
    </style:style>
    <style:style style:name="Sans_20_interligne" style:display-name="Sans interligne" style:family="paragraph">
      <style:paragraph-properties fo:margin-top="0.071cm" fo:margin-bottom="0cm" style:contextual-spacing="false" fo:line-height="100%" fo:hyphenation-ladder-count="no-limit"/>
      <style:text-properties fo:hyphenate="false"/>
    </style:style>
    <style:style style:name="Texte_20_de_20_bulles" style:display-name="Texte de bulle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Citation" style:family="paragraph" style:parent-style-name="Normal" style:next-style-name="Normal">
      <style:paragraph-properties fo:margin="100%" fo:margin-left="1.27cm" fo:margin-right="1.27cm" fo:margin-top="0.423cm" fo:margin-bottom="0.423cm" style:contextual-spacing="false" fo:hyphenation-ladder-count="no-limit" fo:text-indent="0cm" style:auto-text-indent="false">
        <style:tab-stops/>
      </style:paragraph-properties>
      <style:text-properties fo:color="#7e97ad" fo:font-size="14pt" fo:font-style="italic" style:font-size-asian="14pt" style:font-style-asian="italic" style:font-style-complex="italic" fo:hyphenate="false"/>
    </style:style>
    <style:style style:name="Bibliographie" style:family="paragraph" style:parent-style-name="Normal" style:next-style-name="Normal">
      <style:paragraph-properties fo:hyphenation-ladder-count="no-limit"/>
      <style:text-properties fo:hyphenate="false"/>
    </style:style>
    <style:style style:name="Normal_20_centré" style:display-name="Normal centré" style:family="paragraph" style:parent-style-name="Normal">
      <style:paragraph-properties fo:margin="100%" fo:margin-left="2.032cm" fo:margin-right="2.032cm" fo:hyphenation-ladder-count="no-limit" fo:text-indent="0cm" style:auto-text-indent="false" fo:padding="0.353cm" fo:border="0.26pt solid #7e97ad" style:shadow="none">
        <style:tab-stops/>
      </style:paragraph-properties>
      <style:text-properties fo:color="#7e97ad" fo:font-style="italic" style:font-style-asian="italic" style:font-style-complex="italic" fo:hyphenate="false"/>
    </style:style>
    <style:style style:name="Corps_20_de_20_texte" style:display-name="Corps de texte" style:family="paragraph" style:parent-style-name="Normal">
      <style:paragraph-properties fo:margin-top="0.071cm" fo:margin-bottom="0.212cm" style:contextual-spacing="false" fo:hyphenation-ladder-count="no-limit"/>
      <style:text-properties fo:hyphenate="false"/>
    </style:style>
    <style:style style:name="Corps_20_de_20_texte_20_2" style:display-name="Corps de texte 2" style:family="paragraph" style:parent-style-name="Normal">
      <style:paragraph-properties fo:margin-top="0.071cm" fo:margin-bottom="0.212cm" style:contextual-spacing="false" fo:line-height="200%" fo:hyphenation-ladder-count="no-limit"/>
      <style:text-properties fo:hyphenate="false"/>
    </style:style>
    <style:style style:name="Corps_20_de_20_texte_20_3" style:display-name="Corps de texte 3" style:family="paragraph" style:parent-style-name="Normal">
      <style:paragraph-properties fo:margin-top="0.071cm" fo:margin-bottom="0.212cm" style:contextual-spacing="false" fo:hyphenation-ladder-count="no-limit"/>
      <style:text-properties fo:font-size="8pt" style:font-size-asian="8pt" fo:hyphenate="false"/>
    </style:style>
    <style:style style:name="Retrait_20_1re_20_ligne" style:display-name="Retrait 1re ligne" style:family="paragraph" style:parent-style-name="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 style:display-name="Retrait corps de text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Retrait_20_corps_20_et_20_1re_20_lig." style:display-name="Retrait corps et 1re lig." style:family="paragraph" style:parent-style-name="Retrait_20_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_20_2" style:display-name="Retrait corps de texte 2" style:family="paragraph" style:parent-style-name="Normal">
      <style:paragraph-properties fo:margin="100%" fo:margin-left="0.635cm" fo:margin-right="0cm" fo:margin-top="0.071cm" fo:margin-bottom="0.212cm" style:contextual-spacing="false" fo:line-height="200%" fo:hyphenation-ladder-count="no-limit" fo:text-indent="0cm" style:auto-text-indent="false">
        <style:tab-stops/>
      </style:paragraph-properties>
      <style:text-properties fo:hyphenate="false"/>
    </style:style>
    <style:style style:name="Retrait_20_corps_20_de_20_texte_20_3" style:display-name="Retrait corps de texte 3"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font-size="8pt" style:font-size-asian="8pt" fo:hyphenate="false"/>
    </style:style>
    <style:style style:name="Légende" style:family="paragraph" style:parent-style-name="Normal" style:next-style-name="Normal">
      <style:paragraph-properties fo:line-height="100%" fo:hyphenation-ladder-count="no-limit"/>
      <style:text-properties fo:color="#7e97ad" fo:font-size="9pt" fo:font-weight="bold" style:font-size-asian="9pt" style:font-weight-asian="bold" style:font-weight-complex="bold" fo:hyphenate="false"/>
    </style:style>
    <style:style style:name="Formule_20_de_20_politesse" style:display-name="Formule de politesse" style:family="paragraph" style:parent-style-name="Normal">
      <style:paragraph-properties fo:margin="100%" fo:margin-left="7.62cm" fo:margin-right="0cm" fo:margin-top="0.071cm" fo:margin-bottom="0cm" style:contextual-spacing="false" fo:line-height="100%" fo:hyphenation-ladder-count="no-limit" fo:text-indent="0cm" style:auto-text-indent="false">
        <style:tab-stops/>
      </style:paragraph-properties>
      <style:text-properties fo:hyphenate="false"/>
    </style:style>
    <style:style style:name="Commentaire" style:family="paragraph" style:parent-style-name="Normal">
      <style:paragraph-properties fo:line-height="100%" fo:hyphenation-ladder-count="no-limit"/>
      <style:text-properties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Date" style:family="paragraph" style:parent-style-name="Normal" style:next-style-name="Normal">
      <style:paragraph-properties fo:hyphenation-ladder-count="no-limit"/>
      <style:text-properties fo:hyphenate="false"/>
    </style:style>
    <style:style style:name="Explorateur_20_de_20_documents" style:display-name="Explorateur de document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Signature_20_électronique" style:display-name="Signature électronique" style:family="paragraph" style:parent-style-name="Normal">
      <style:paragraph-properties fo:margin-top="0.071cm" fo:margin-bottom="0cm" style:contextual-spacing="false" fo:line-height="100%" fo:hyphenation-ladder-count="no-limit"/>
      <style:text-properties fo:hyphenate="false"/>
    </style:style>
    <style:style style:name="Note_20_de_20_fin" style:display-name="Note de fin" style:family="paragraph" style:parent-style-name="Normal">
      <style:paragraph-properties fo:margin-top="0.071cm" fo:margin-bottom="0cm" style:contextual-spacing="false" fo:line-height="100%" fo:hyphenation-ladder-count="no-limit"/>
      <style:text-properties fo:hyphenate="false"/>
    </style:style>
    <style:style style:name="Adresse_20_destinataire" style:display-name="Adresse destinataire" style:family="paragraph" style:parent-style-name="Normal">
      <style:paragraph-properties fo:margin="100%" fo:margin-left="5.08cm" fo:margin-right="0cm" fo:margin-top="0.071cm" fo:margin-bottom="0cm" style:contextual-spacing="false" fo:line-height="100%" fo:hyphenation-ladder-count="no-limit" fo:text-indent="0cm" style:auto-text-indent="false">
        <style:tab-stops/>
      </style:paragraph-properties>
      <style:text-properties style:font-name="Calibri" fo:font-size="12pt" style:font-name-asian="Times New Roman" style:font-size-asian="12pt" style:font-name-complex="Cordia New" fo:hyphenate="false"/>
    </style:style>
    <style:style style:name="Adresse_20_expéditeur" style:display-name="Adresse expéditeur" style:family="paragraph" style:parent-style-name="Normal">
      <style:paragraph-properties fo:margin-top="0.071cm" fo:margin-bottom="0cm" style:contextual-spacing="false" fo:line-height="100%" fo:hyphenation-ladder-count="no-limit"/>
      <style:text-properties style:font-name="Calibri" style:font-name-asian="Times New Roman" style:font-name-complex="Cordia New" fo:hyphenate="false"/>
    </style:style>
    <style:style style:name="Note_20_de_20_bas_20_de_20_page" style:display-name="Note de bas de page" style:family="paragraph" style:parent-style-name="Normal">
      <style:paragraph-properties fo:margin-top="0.071cm" fo:margin-bottom="0cm" style:contextual-spacing="false" fo:line-height="100%" fo:hyphenation-ladder-count="no-limit"/>
      <style:text-properties fo:hyphenate="false"/>
    </style:style>
    <style:style style:name="Adresse_20_HTML" style:display-name="Adresse HTML" style:family="paragraph" style:parent-style-name="Normal">
      <style:paragraph-properties fo:margin-top="0.071cm" fo:margin-bottom="0cm" style:contextual-spacing="false" fo:line-height="100%" fo:hyphenation-ladder-count="no-limit"/>
      <style:text-properties fo:font-style="italic" style:font-style-asian="italic" style:font-style-complex="italic" fo:hyphenate="false"/>
    </style:style>
    <style:style style:name="Préformaté_20_HTML" style:display-name="Préformaté HTML" style:family="paragraph" style:parent-style-name="Normal">
      <style:paragraph-properties fo:margin-top="0.071cm" fo:margin-bottom="0cm" style:contextual-spacing="false" fo:line-height="100%" fo:hyphenation-ladder-count="no-limit"/>
      <style:text-properties style:font-name="Consolas" style:font-name-complex="Consolas"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100%" fo:margin-left="0.38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100%" fo:margin-left="0.77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100%" fo:margin-left="1.16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100%" fo:margin-left="1.552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100%" fo:margin-left="1.9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100%" fo:margin-left="2.32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100%" fo:margin-left="2.71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100%" fo:margin-left="3.10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100%" fo:margin-left="3.493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Titre_20_index" style:display-name="Titre index" style:family="paragraph" style:parent-style-name="Normal" style:next-style-name="Index_20_1">
      <style:paragraph-properties fo:hyphenation-ladder-count="no-limit"/>
      <style:text-properties style:font-name="Calibri" fo:font-weight="bold" style:font-name-asian="Times New Roman" style:font-weight-asian="bold" style:font-name-complex="Cordia New" style:font-weight-complex="bold" fo:hyphenate="false"/>
    </style:style>
    <style:style style:name="Citation_20_intense" style:display-name="Citation intense" style:family="paragraph" style:parent-style-name="Normal" style:next-style-name="Normal">
      <style:paragraph-properties fo:margin="100%"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7e97ad" style:shadow="none">
        <style:tab-stops/>
      </style:paragraph-properties>
      <style:text-properties fo:color="#7e97ad" fo:font-style="italic" fo:font-weight="bold" style:font-style-asian="italic" style:font-weight-asian="bold" style:font-style-complex="italic" style:font-weight-complex="bold" fo:hyphenate="false"/>
    </style:style>
    <style:style style:name="Liste" style:family="paragraph" style:parent-style-name="Normal">
      <style:paragraph-properties fo:margin="100%" fo:margin-left="0.635cm" fo:margin-right="0cm" fo:hyphenation-ladder-count="no-limit" fo:text-indent="-0.635cm" style:auto-text-indent="false">
        <style:tab-stops/>
      </style:paragraph-properties>
      <style:text-properties fo:hyphenate="false"/>
    </style:style>
    <style:style style:name="Liste_20_2" style:display-name="Liste 2" style:family="paragraph" style:parent-style-name="Normal">
      <style:paragraph-properties fo:margin="100%" fo:margin-left="1.27cm" fo:margin-right="0cm" fo:hyphenation-ladder-count="no-limit" fo:text-indent="-0.635cm" style:auto-text-indent="false">
        <style:tab-stops/>
      </style:paragraph-properties>
      <style:text-properties fo:hyphenate="false"/>
    </style:style>
    <style:style style:name="Liste_20_3" style:display-name="Liste 3" style:family="paragraph" style:parent-style-name="Normal">
      <style:paragraph-properties fo:margin="100%" fo:margin-left="1.905cm" fo:margin-right="0cm" fo:hyphenation-ladder-count="no-limit" fo:text-indent="-0.635cm" style:auto-text-indent="false">
        <style:tab-stops/>
      </style:paragraph-properties>
      <style:text-properties fo:hyphenate="false"/>
    </style:style>
    <style:style style:name="Liste_20_4" style:display-name="Liste 4" style:family="paragraph" style:parent-style-name="Normal">
      <style:paragraph-properties fo:margin="100%" fo:margin-left="2.54cm" fo:margin-right="0cm" fo:hyphenation-ladder-count="no-limit" fo:text-indent="-0.635cm" style:auto-text-indent="false">
        <style:tab-stops/>
      </style:paragraph-properties>
      <style:text-properties fo:hyphenate="false"/>
    </style:style>
    <style:style style:name="Liste_20_5" style:display-name="Liste 5" style:family="paragraph" style:parent-style-name="Normal">
      <style:paragraph-properties fo:margin="100%" fo:margin-left="3.175cm" fo:margin-right="0cm" fo:hyphenation-ladder-count="no-limit" fo:text-indent="-0.635cm" style:auto-text-indent="false">
        <style:tab-stops/>
      </style:paragraph-properties>
      <style:text-properties fo:hyphenate="false"/>
    </style:style>
    <style:style style:name="Liste_20_à_20_puces" style:display-name="Liste à puces" style:family="paragraph" style:parent-style-name="Normal" style:list-style-name="LFO1">
      <style:paragraph-properties fo:margin-top="0.071cm" fo:margin-bottom="0.071cm" style:contextual-spacing="false" fo:hyphenation-ladder-count="no-limit"/>
      <style:text-properties fo:hyphenate="false"/>
    </style:style>
    <style:style style:name="Liste_20_à_20_puces_20_2" style:display-name="Liste à puces 2" style:family="paragraph" style:parent-style-name="Normal" style:list-style-name="LFO2">
      <style:paragraph-properties fo:hyphenation-ladder-count="no-limit"/>
      <style:text-properties fo:hyphenate="false"/>
    </style:style>
    <style:style style:name="Liste_20_à_20_puces_20_3" style:display-name="Liste à puces 3" style:family="paragraph" style:parent-style-name="Normal" style:list-style-name="LFO3">
      <style:paragraph-properties fo:hyphenation-ladder-count="no-limit"/>
      <style:text-properties fo:hyphenate="false"/>
    </style:style>
    <style:style style:name="Liste_20_à_20_puces_20_4" style:display-name="Liste à puces 4" style:family="paragraph" style:parent-style-name="Normal" style:list-style-name="LFO4">
      <style:paragraph-properties fo:hyphenation-ladder-count="no-limit"/>
      <style:text-properties fo:hyphenate="false"/>
    </style:style>
    <style:style style:name="Liste_20_à_20_puces_20_5" style:display-name="Liste à puces 5" style:family="paragraph" style:parent-style-name="Normal" style:list-style-name="LFO5">
      <style:paragraph-properties fo:hyphenation-ladder-count="no-limit"/>
      <style:text-properties fo:hyphenate="false"/>
    </style:style>
    <style:style style:name="Liste_20_continue" style:display-name="Liste continu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2" style:display-name="Liste continue 2" style:family="paragraph" style:parent-style-name="Normal">
      <style:paragraph-properties fo:margin="100%" fo:margin-left="1.27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3" style:display-name="Liste continue 3" style:family="paragraph" style:parent-style-name="Normal">
      <style:paragraph-properties fo:margin="100%" fo:margin-left="1.90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4" style:display-name="Liste continue 4" style:family="paragraph" style:parent-style-name="Normal">
      <style:paragraph-properties fo:margin="100%" fo:margin-left="2.54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5" style:display-name="Liste continue 5" style:family="paragraph" style:parent-style-name="Normal">
      <style:paragraph-properties fo:margin="100%" fo:margin-left="3.175cm" fo:margin-right="0cm" fo:margin-top="0.071cm" fo:margin-bottom="0.212cm" style:contextual-spacing="false" fo:hyphenation-ladder-count="no-limit" fo:text-indent="0cm" style:auto-text-indent="false">
        <style:tab-stops/>
      </style:paragraph-properties>
      <style:text-properties fo:hyphenate="false"/>
    </style:style>
    <style:style style:name="Liste_20_à_20_numéros" style:display-name="Liste à numéros" style:family="paragraph" style:parent-style-name="Normal">
      <style:paragraph-properties fo:hyphenation-ladder-count="no-limit"/>
      <style:text-properties fo:hyphenate="false"/>
    </style:style>
    <style:style style:name="Liste_20_à_20_numéros_20_2" style:display-name="Liste à numéros 2" style:family="paragraph" style:parent-style-name="Normal">
      <style:paragraph-properties fo:hyphenation-ladder-count="no-limit"/>
      <style:text-properties fo:hyphenate="false"/>
    </style:style>
    <style:style style:name="Liste_20_à_20_numéros_20_3" style:display-name="Liste à numéros 3" style:family="paragraph" style:parent-style-name="Normal">
      <style:paragraph-properties fo:hyphenation-ladder-count="no-limit"/>
      <style:text-properties fo:hyphenate="false"/>
    </style:style>
    <style:style style:name="Liste_20_à_20_numéros_20_4" style:display-name="Liste à numéros 4" style:family="paragraph" style:parent-style-name="Normal">
      <style:paragraph-properties fo:hyphenation-ladder-count="no-limit"/>
      <style:text-properties fo:hyphenate="false"/>
    </style:style>
    <style:style style:name="Liste_20_à_20_numéros_20_5" style:display-name="Liste à numéros 5" style:family="paragraph" style:parent-style-name="Normal" style:list-style-name="LFO19">
      <style:paragraph-properties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exte_20_de_20_macro" style:display-name="Texte de macro" style:family="paragraph">
      <style:paragraph-properties fo:margin-top="0.071cm" fo:margin-bottom="0cm" style:contextual-spacing="false"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style:font-name-complex="Consolas" fo:hyphenate="false"/>
    </style:style>
    <style:style style:name="En-tête_20_de_20_message" style:display-name="En-tête de message" style:family="paragraph" style:parent-style-name="Normal">
      <style:paragraph-properties fo:margin="100%" fo:margin-left="1.905cm" fo:margin-right="0cm" fo:margin-top="0.071cm" fo:margin-bottom="0cm" style:contextual-spacing="false" fo:line-height="100%" fo:hyphenation-ladder-count="no-limit" fo:text-indent="-1.905cm" style:auto-text-indent="false" fo:padding="0.035cm" fo:border="0.74pt solid #000000" style:shadow="none">
        <style:tab-stops/>
      </style:paragraph-properties>
      <style:text-properties style:font-name="Calibri" fo:font-size="12pt" style:font-name-asian="Times New Roman" style:font-size-asian="12pt" style:font-name-complex="Cordia New" fo:hyphenate="false"/>
    </style:style>
    <style:style style:name="Normal_20__28_Web_29_" style:display-name="Normal (Web)" style:family="paragraph" style:parent-style-name="Normal">
      <style:paragraph-properties fo:hyphenation-ladder-count="no-limit"/>
      <style:text-properties style:font-name="Times New Roman" fo:font-size="12pt" style:font-size-asian="12pt" style:font-name-complex="Times New Roman" fo:hyphenate="false"/>
    </style:style>
    <style:style style:name="Retrait_20_normal" style:display-name="Retrait normal"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itre_20_de_20_note" style:display-name="Titre de note" style:family="paragraph" style:parent-style-name="Normal" style:next-style-name="Normal">
      <style:paragraph-properties fo:margin-top="0.071cm" fo:margin-bottom="0cm" style:contextual-spacing="false" fo:line-height="100%" fo:hyphenation-ladder-count="no-limit"/>
      <style:text-properties fo:hyphenate="false"/>
    </style:style>
    <style:style style:name="Texte_20_brut" style:display-name="Texte brut" style:family="paragraph" style:parent-style-name="Normal">
      <style:paragraph-properties fo:margin-top="0.071cm" fo:margin-bottom="0cm" style:contextual-spacing="false" fo:line-height="100%" fo:hyphenation-ladder-count="no-limit"/>
      <style:text-properties style:font-name="Consolas" fo:font-size="10.5pt" style:font-size-asian="10.5pt" style:font-name-complex="Consolas" fo:hyphenate="false"/>
    </style:style>
    <style:style style:name="Salutations"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top="1.27cm" fo:margin-bottom="0cm" style:contextual-spacing="false" fo:line-height="130%" fo:hyphenation-ladder-count="no-limit"/>
      <style:text-properties fo:hyphenate="false"/>
    </style:style>
    <style:style style:name="Sous-titre" style:family="paragraph" style:parent-style-name="Normal" style:next-style-name="Normal">
      <style:paragraph-properties fo:margin="100%" fo:margin-left="0.762cm" fo:margin-right="1.905cm" fo:hyphenation-ladder-count="no-limit" fo:text-indent="0cm" style:auto-text-indent="false">
        <style:tab-stops/>
      </style:paragraph-properties>
      <style:text-properties fo:text-transform="uppercase" fo:color="#7e97ad" style:font-name="Calibri" fo:font-size="28pt" style:font-name-asian="Times New Roman" style:font-size-asian="28pt" style:font-name-complex="Cordia New" fo:hyphenate="false"/>
    </style:style>
    <style:style style:name="Table_20_des_20_références_20_juridiques" style:display-name="Table des références juridiques" style:family="paragraph" style:parent-style-name="Normal" style:next-style-name="Normal">
      <style:paragraph-properties fo:margin="100%" fo:margin-left="0.388cm" fo:margin-right="0cm" fo:margin-top="0.071cm" fo:margin-bottom="0cm" style:contextual-spacing="false" fo:hyphenation-ladder-count="no-limit" fo:text-indent="-0.388cm" style:auto-text-indent="false">
        <style:tab-stops/>
      </style:paragraph-properties>
      <style:text-properties fo:hyphenate="false"/>
    </style:style>
    <style:style style:name="Table_20_des_20_illustrations" style:display-name="Table des illustrations" style:family="paragraph" style:parent-style-name="Normal" style:next-style-name="Normal">
      <style:paragraph-properties fo:margin-top="0.071cm" fo:margin-bottom="0cm" style:contextual-spacing="false" fo:hyphenation-ladder-count="no-limit"/>
      <style:text-properties fo:hyphenate="false"/>
    </style:style>
    <style:style style:name="Titre" style:family="paragraph" style:parent-style-name="Normal" style:next-style-name="Normal">
      <style:paragraph-properties fo:margin="100%" fo:margin-left="0.762cm" fo:margin-right="0.762cm" fo:margin-top="0cm" fo:margin-bottom="0.423cm" style:contextual-spacing="false" fo:line-height="85%" fo:hyphenation-ladder-count="no-limit" fo:text-indent="0cm" style:auto-text-indent="false" fo:background-color="#7e97ad" fo:padding-left="0.706cm" fo:padding-right="0.706cm" fo:padding-top="0.564cm" fo:padding-bottom="0.564cm" fo:border="0.51pt solid #7e97ad" style:shadow="none">
        <style:tab-stops/>
        <style:background-image/>
      </style:paragraph-properties>
      <style:text-properties fo:text-transform="uppercase" fo:color="#ffffff" style:font-name="Calibri" fo:font-size="36pt" style:font-name-asian="Times New Roman" style:font-size-asian="36pt" style:font-name-complex="Cordia New" fo:hyphenate="false"/>
    </style:style>
    <style:style style:name="Titre_20_TR" style:display-name="Titre TR" style:family="paragraph" style:parent-style-name="Normal" style:next-style-name="Normal">
      <style:paragraph-properties fo:margin-top="0.212cm" fo:margin-bottom="0.282cm" style:contextual-spacing="false" fo:hyphenation-ladder-count="no-limit"/>
      <style:text-properties style:font-name="Calibri" fo:font-size="12pt" fo:font-weight="bold" style:font-name-asian="Times New Roman" style:font-size-asian="12pt" style:font-weight-asian="bold" style:font-name-complex="Cordia New" style:font-weight-complex="bold" fo:hyphenate="false"/>
    </style:style>
    <style:style style:name="TM_20_1" style:display-name="TM 1" style:family="paragraph" style:parent-style-name="Normal" style:next-style-name="Normal" style:auto-update="true">
      <style:paragraph-properties fo:margin-top="0.071cm" fo:margin-bottom="0.176cm" style:contextual-spacing="false" fo:hyphenation-ladder-count="no-limit">
        <style:tab-stops>
          <style:tab-stop style:position="16.034cm" style:type="right" style:leader-style="solid" style:leader-text="_"/>
        </style:tab-stops>
      </style:paragraph-properties>
      <style:text-properties fo:color="#7f7f7f" fo:font-size="11pt" style:font-size-asian="11pt" fo:hyphenate="false"/>
    </style:style>
    <style:style style:name="TM_20_2" style:display-name="TM 2" style:family="paragraph" style:parent-style-name="Normal" style:next-style-name="Normal" style:auto-update="true">
      <style:paragraph-properties fo:margin="100%" fo:margin-left="0.388cm" fo:margin-right="0cm" fo:margin-top="0.071cm" fo:margin-bottom="0.176cm" style: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100%" fo:margin-left="0.776cm" fo:margin-right="0cm" fo:margin-top="0.071cm" fo:margin-bottom="0.176cm" style:contextual-spacing="false" fo:hyphenation-ladder-count="no-limit" fo:text-indent="0cm" style:auto-text-indent="false">
        <style:tab-stops/>
      </style:paragraph-properties>
      <style:text-properties fo:hyphenate="false"/>
    </style:style>
    <style:style style:name="TM_20_4" style:display-name="TM 4" style:family="paragraph" style:parent-style-name="Normal" style:next-style-name="Normal" style:auto-update="true">
      <style:paragraph-properties fo:margin="100%" fo:margin-left="1.164cm" fo:margin-right="0cm" fo:margin-top="0.071cm" fo:margin-bottom="0.176cm" style:contextual-spacing="false" fo:hyphenation-ladder-count="no-limit" fo:text-indent="0cm" style:auto-text-indent="false">
        <style:tab-stops/>
      </style:paragraph-properties>
      <style:text-properties fo:hyphenate="false"/>
    </style:style>
    <style:style style:name="TM_20_5" style:display-name="TM 5" style:family="paragraph" style:parent-style-name="Normal" style:next-style-name="Normal" style:auto-update="true">
      <style:paragraph-properties fo:margin="100%" fo:margin-left="1.552cm" fo:margin-right="0cm" fo:margin-top="0.071cm" fo:margin-bottom="0.176cm" style:contextual-spacing="false" fo:hyphenation-ladder-count="no-limit" fo:text-indent="0cm" style:auto-text-indent="false">
        <style:tab-stops/>
      </style:paragraph-properties>
      <style:text-properties fo:hyphenate="false"/>
    </style:style>
    <style:style style:name="TM_20_6" style:display-name="TM 6" style:family="paragraph" style:parent-style-name="Normal" style:next-style-name="Normal" style:auto-update="true">
      <style:paragraph-properties fo:margin="100%" fo:margin-left="1.94cm" fo:margin-right="0cm" fo:margin-top="0.071cm" fo:margin-bottom="0.176cm" style:contextual-spacing="false" fo:hyphenation-ladder-count="no-limit" fo:text-indent="0cm" style:auto-text-indent="false">
        <style:tab-stops/>
      </style:paragraph-properties>
      <style:text-properties fo:hyphenate="false"/>
    </style:style>
    <style:style style:name="TM_20_7" style:display-name="TM 7" style:family="paragraph" style:parent-style-name="Normal" style:next-style-name="Normal" style:auto-update="true">
      <style:paragraph-properties fo:margin="100%" fo:margin-left="2.328cm" fo:margin-right="0cm" fo:margin-top="0.071cm" fo:margin-bottom="0.176cm" style:contextual-spacing="false" fo:hyphenation-ladder-count="no-limit" fo:text-indent="0cm" style:auto-text-indent="false">
        <style:tab-stops/>
      </style:paragraph-properties>
      <style:text-properties fo:hyphenate="false"/>
    </style:style>
    <style:style style:name="TM_20_8" style:display-name="TM 8" style:family="paragraph" style:parent-style-name="Normal" style:next-style-name="Normal" style:auto-update="true">
      <style:paragraph-properties fo:margin="100%" fo:margin-left="2.716cm" fo:margin-right="0cm" fo:margin-top="0.071cm" fo:margin-bottom="0.176cm" style:contextual-spacing="false" fo:hyphenation-ladder-count="no-limit" fo:text-indent="0cm" style:auto-text-indent="false">
        <style:tab-stops/>
      </style:paragraph-properties>
      <style:text-properties fo:hyphenate="false"/>
    </style:style>
    <style:style style:name="TM_20_9" style:display-name="TM 9" style:family="paragraph" style:parent-style-name="Normal" style:next-style-name="Normal" style:auto-update="true">
      <style:paragraph-properties fo:margin="100%" fo:margin-left="3.104cm" fo:margin-right="0cm" fo:margin-top="0.071cm" fo:margin-bottom="0.176cm" style:contextual-spacing="false"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Titre_20_1" style:next-style-name="Normal" style:default-outline-level="1" style:list-style-name="">
      <style:paragraph-properties fo:hyphenation-ladder-count="no-limit"/>
      <style:text-properties fo:hyphenate="false"/>
    </style:style>
    <style:style style:name="Titre_20_de_20_tableau" style:display-name="Titre de tableau" style:family="paragraph" style:parent-style-name="Normal">
      <style:paragraph-properties fo:margin="100%" fo:margin-left="0.254cm" fo:margin-right="0.254cm" fo:margin-top="0.282cm" fo:margin-bottom="0.282cm" style:contextual-spacing="false" fo:line-height="100%" fo:hyphenation-ladder-count="no-limit" fo:text-indent="0cm" style:auto-text-indent="false" fo:background-color="#7e97ad" fo:padding-left="0.212cm" fo:padding-right="0.212cm" fo:padding-top="0.035cm" fo:padding-bottom="0.071cm" fo:border="0.51pt solid #7e97ad" style:shadow="none" fo:keep-with-next="always">
        <style:tab-stops/>
        <style:background-image/>
      </style:paragraph-properties>
      <style:text-properties fo:text-transform="uppercase" fo:color="#ffffff" style:font-name="Calibri" fo:font-size="12pt" style:font-name-asian="Times New Roman" style:font-size-asian="12pt" style:font-name-complex="Cordia New" fo:hyphenate="false"/>
    </style:style>
    <style:style style:name="Infos_20_société" style:display-name="Infos société" style:family="paragraph" style:parent-style-name="Normal">
      <style:paragraph-properties fo:margin-top="0.071cm" fo:margin-bottom="0.071cm" style:contextual-spacing="false" fo:hyphenation-ladder-count="no-limit"/>
      <style:text-properties fo:hyphenate="false"/>
    </style:style>
    <style:style style:name="Sommaire" style:family="paragraph" style:parent-style-name="Normal">
      <style:paragraph-properties fo:margin="100%" fo:margin-left="0.762cm" fo:margin-right="1.905cm" fo:margin-top="0.635cm" fo:margin-bottom="0cm" style:contextual-spacing="false" fo:line-height="100%" fo:hyphenation-ladder-count="no-limit" fo:text-indent="0cm" style:auto-text-indent="false">
        <style:tab-stops/>
      </style:paragraph-properties>
      <style:text-properties fo:color="#7f7f7f" fo:font-size="14pt" fo:font-style="italic" style:font-size-asian="14pt" style:font-style-asian="italic" style:font-style-complex="italic" fo:hyphenate="false"/>
    </style:style>
    <style:style style:name="Texte_20_de_20_tableau" style:display-name="Texte de tableau" style:family="paragraph" style:parent-style-name="Normal">
      <style:paragraph-properties fo:margin="100%" fo:margin-left="0.254cm" fo:margin-right="0.254cm" fo:margin-top="0.106cm" fo:margin-bottom="0.106cm" style:contextual-spacing="false" fo:line-height="100%" fo:hyphenation-ladder-count="no-limit" fo:text-indent="0cm" style:auto-text-indent="false">
        <style:tab-stops/>
      </style:paragraph-properties>
      <style:text-properties fo:hyphenate="false"/>
    </style:style>
    <style:style style:name="Titre_20_Tableau_20_inversé" style:display-name="Titre Tableau inversé" style:family="paragraph" style:parent-style-name="Normal">
      <style:paragraph-properties fo:margin="100%" fo:margin-left="0.254cm" fo:margin-right="0.254cm" fo:margin-top="0.071cm" fo:margin-bottom="0.071cm" style:contextual-spacing="false" fo:line-height="100%" fo:hyphenation-ladder-count="no-limit" fo:text-indent="0cm" style:auto-text-indent="false">
        <style:tab-stops/>
      </style:paragraph-properties>
      <style:text-properties fo:text-transform="uppercase" fo:color="#ffffff" style:font-name="Calibri" fo:font-size="12pt" style:font-name-asian="Times New Roman" style:font-size-asian="12pt" style:font-name-complex="Cordia New" fo:hyphenate="false"/>
    </style:style>
    <style:style style:name="En-tête_20_ombré" style:display-name="En-tête ombré" style:family="paragraph" style:parent-style-name="Normal">
      <style:paragraph-properties fo:margin-top="0.071cm" fo:margin-bottom="0cm" style:contextual-spacing="false" fo:line-height="100%" fo:hyphenation-ladder-count="no-limit" fo:background-color="#7e97ad" fo:padding-left="0.706cm" fo:padding-right="0.706cm" fo:padding-top="0.212cm" fo:padding-bottom="0.212cm" fo:border="0.26pt solid #7e97ad" style:shadow="none">
        <style:background-image/>
      </style:paragraph-properties>
      <style:text-properties fo:text-transform="uppercase" fo:color="#ffffff" style:font-name="Calibri" fo:font-size="20pt" style:font-name-asian="Times New Roman" style:font-size-asian="20pt" style:font-name-complex="Cordia New"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Frame_20_contents" style:display-name="Frame contents" style:family="paragraph" style:parent-style-name="Text_20_body" style:class="extra"/>
    <style:style style:name="Police_20_par_20_défaut" style:display-name="Police par défaut" style:family="text"/>
    <style:style style:name="En-tête_20_Car" style:display-name="En-tête Car" style:family="text" style:parent-style-name="Police_20_par_20_défaut">
      <style:text-properties style:letter-kerning="true"/>
    </style:style>
    <style:style style:name="Pied_20_de_20_page_20_Car" style:display-name="Pied de page Car" style:family="text" style:parent-style-name="Police_20_par_20_défaut">
      <style:text-properties style:letter-kerning="true"/>
    </style:style>
    <style:style style:name="Texte_20_de_20_bulles_20_Car" style:display-name="Texte de bulles Car" style:family="text" style:parent-style-name="Police_20_par_20_défaut">
      <style:text-properties style:font-name="Tahoma" fo:font-size="8pt" style:font-size-asian="8pt" style:font-name-complex="Tahoma"/>
    </style:style>
    <style:style style:name="Titre_20_1_20_Car" style:display-name="Titre 1 Car" style:family="text" style:parent-style-name="Police_20_par_20_défaut">
      <style:text-properties fo:font-size="18pt" style:letter-kerning="true" style:font-size-asian="18pt"/>
    </style:style>
    <style:style style:name="Titre_20_2_20_Car" style:display-name="Titre 2 Car" style:family="text" style:parent-style-name="Police_20_par_20_défaut">
      <style:text-properties fo:text-transform="uppercase" fo:color="#577188" style:font-name="Calibri" fo:font-size="12pt" style:letter-kerning="true" style:font-name-asian="Times New Roman" style:font-size-asian="12pt" style:font-name-complex="Cordia New"/>
    </style:style>
    <style:style style:name="Texte_20_de_20_l_27_espace_20_réservé" style:display-name="Texte de l'espace réservé" style:family="text" style:parent-style-name="Police_20_par_20_défaut">
      <style:text-properties fo:color="#808080"/>
    </style:style>
    <style:style style:name="Citation_20_Car" style:display-name="Citation Car" style:family="text" style:parent-style-name="Police_20_par_20_défaut">
      <style:text-properties fo:color="#7e97ad" fo:font-size="14pt" fo:font-style="italic" style:letter-kerning="true" style:font-size-asian="14pt" style:font-style-asian="italic" style:font-style-complex="italic"/>
    </style:style>
    <style:style style:name="Corps_20_de_20_texte_20_Car" style:display-name="Corps de texte Car" style:family="text" style:parent-style-name="Police_20_par_20_défaut"/>
    <style:style style:name="Corps_20_de_20_texte_20_2_20_Car" style:display-name="Corps de texte 2 Car" style:family="text" style:parent-style-name="Police_20_par_20_défaut"/>
    <style:style style:name="Corps_20_de_20_texte_20_3_20_Car" style:display-name="Corps de texte 3 Car" style:family="text" style:parent-style-name="Police_20_par_20_défaut">
      <style:text-properties fo:font-size="8pt" style:font-size-asian="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Police_20_par_20_défau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Police_20_par_20_défaut"/>
    <style:style style:name="Retrait_20_corps_20_de_20_texte_20_3_20_Car" style:display-name="Retrait corps de texte 3 Car" style:family="text" style:parent-style-name="Police_20_par_20_défaut">
      <style:text-properties fo:font-size="8pt" style:font-size-asian="8pt"/>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Formule_20_de_20_politesse_20_Car" style:display-name="Formule de politesse Car" style:family="text" style:parent-style-name="Police_20_par_20_défaut"/>
    <style:style style:name="Marque_20_de_20_commentaire" style:display-name="Marque de commentaire" style:family="text" style:parent-style-name="Police_20_par_20_défaut">
      <style:text-properties fo:font-size="8pt" style:font-size-asian="8pt"/>
    </style:style>
    <style:style style:name="Commentaire_20_Car" style:display-name="Commentaire Car" style:family="text" style:parent-style-name="Police_20_par_20_défaut">
      <style:text-properties fo:font-size="10pt" style:font-size-asian="10pt"/>
    </style:style>
    <style:style style:name="Objet_20_du_20_commentaire_20_Car" style:display-name="Objet du commentaire Car" style:family="text" style:parent-style-name="Commentaire_20_Car">
      <style:text-properties fo:font-size="10pt" fo:font-weight="bold" style:font-size-asian="10pt" style:font-weight-asian="bold" style:font-weight-complex="bold"/>
    </style:style>
    <style:style style:name="Date_20_Car" style:display-name="Date Car" style:family="text" style:parent-style-name="Police_20_par_20_défaut"/>
    <style:style style:name="Explorateur_20_de_20_documents_20_Car" style:display-name="Explorateur de documents Car" style:family="text" style:parent-style-name="Police_20_par_20_défaut">
      <style:text-properties style:font-name="Tahoma" fo:font-size="8pt" style:font-size-asian="8pt" style:font-name-complex="Tahoma"/>
    </style:style>
    <style:style style:name="Signature_20_électronique_20_Car" style:display-name="Signature électronique Car" style:family="text" style:parent-style-name="Police_20_par_20_défaut"/>
    <style:style style:name="Accentuation" style:family="text" style:parent-style-name="Police_20_par_20_défaut">
      <style:text-properties fo:font-style="italic" style:font-style-asian="italic" style:font-style-complex="italic"/>
    </style:style>
    <style:style style:name="Appel_20_de_20_note_20_de_20_fin" style:display-name="Appel de note de fin" style:family="text" style:parent-style-name="Police_20_par_20_défaut">
      <style:text-properties style:text-position="super 65%"/>
    </style:style>
    <style:style style:name="Note_20_de_20_fin_20_Car" style:display-name="Note de fin Car" style:family="text" style:parent-style-name="Police_20_par_20_défaut">
      <style:text-properties fo:font-size="10pt" style:font-size-asian="10pt"/>
    </style:style>
    <style:style style:name="Lien_20_hypertexte_20_suivi_20_visité" style:display-name="Lien hypertexte suivi visité" style:family="text" style:parent-style-name="Police_20_par_20_défaut">
      <style:text-properties fo:color="#969696"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text-properties fo:font-size="10pt" style:font-size-asian="10pt"/>
    </style:style>
    <style:style style:name="Titre_20_3_20_Car" style:display-name="Titre 3 Car" style:family="text" style:parent-style-name="Police_20_par_20_défaut">
      <style:text-properties fo:color="#7e97ad" style:font-name="Calibri" fo:font-weight="bold" style:letter-kerning="true" style:font-name-asian="Times New Roman" style:font-weight-asian="bold" style:font-name-complex="Cordia New" style:font-weight-complex="bold"/>
    </style:style>
    <style:style style:name="Titre_20_4_20_Car" style:display-name="Titre 4 Car" style:family="text" style:parent-style-name="Police_20_par_20_défaut">
      <style:text-properties fo:color="#7e97ad" style:font-name="Calibri" fo:font-style="italic" fo:font-weight="bold" style:letter-kerning="true" style:font-name-asian="Times New Roman" style:font-style-asian="italic" style:font-weight-asian="bold" style:font-name-complex="Cordia New" style:font-style-complex="italic" style:font-weight-complex="bold"/>
    </style:style>
    <style:style style:name="Titre_20_5_20_Car" style:display-name="Titre 5 Car" style:family="text" style:parent-style-name="Police_20_par_20_défaut">
      <style:text-properties fo:color="#394b5a" style:font-name="Calibri" style:letter-kerning="true" style:font-name-asian="Times New Roman" style:font-name-complex="Cordia New"/>
    </style:style>
    <style:style style:name="Titre_20_6_20_Car" style:display-name="Titre 6 Car" style:family="text" style:parent-style-name="Police_20_par_20_défaut">
      <style:text-properties fo:color="#394b5a" style:font-name="Calibri" fo:font-style="italic" style:letter-kerning="true" style:font-name-asian="Times New Roman" style:font-style-asian="italic" style:font-name-complex="Cordia New" style:font-style-complex="italic"/>
    </style:style>
    <style:style style:name="Titre_20_7_20_Car" style:display-name="Titre 7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Titre_20_8_20_Car" style:display-name="Titre 8 Car" style:family="text" style:parent-style-name="Police_20_par_20_défaut">
      <style:text-properties fo:color="#404040" style:font-name="Calibri" style:letter-kerning="true" style:font-name-asian="Times New Roman" style:font-name-complex="Cordia New"/>
    </style:style>
    <style:style style:name="Titre_20_9_20_Car" style:display-name="Titre 9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Acronyme_20_HTML" style:display-name="Acronyme HTML" style:family="text" style:parent-style-name="Police_20_par_20_défaut"/>
    <style:style style:name="Adresse_20_HTML_20_Car" style:display-name="Adresse HTML Car" style:family="text" style:parent-style-name="Police_20_par_20_défaut">
      <style:text-properties fo:font-style="italic" style:font-style-asian="italic" style:font-style-complex="italic"/>
    </style:style>
    <style:style style:name="Citation_20_HTML" style:display-name="Citation HTML" style:family="text" style:parent-style-name="Police_20_par_20_défaut">
      <style:text-properties fo:font-style="italic" style:font-style-asian="italic" style:font-style-complex="italic"/>
    </style:style>
    <style:style style:name="Code_20_HTML" style:display-name="Code HTML" style:family="text" style:parent-style-name="Police_20_par_20_défaut">
      <style:text-properties style:font-name="Consolas" fo:font-size="10pt" style:font-size-asian="10pt" style:font-name-complex="Consolas"/>
    </style:style>
    <style:style style:name="Définition_20_HTML" style:display-name="Défini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nsolas" fo:font-size="10pt" style:font-size-asian="10pt" style:font-name-complex="Consolas"/>
    </style:style>
    <style:style style:name="Préformaté_20_HTML_20_Car" style:display-name="Préformaté HTML Car" style:family="text" style:parent-style-name="Police_20_par_20_défaut">
      <style:text-properties style:font-name="Consolas" fo:font-size="10pt" style:font-size-asian="10pt" style:font-name-complex="Consolas"/>
    </style:style>
    <style:style style:name="Exemple_20_HTML" style:display-name="Exemple HTML" style:family="text" style:parent-style-name="Police_20_par_20_défaut">
      <style:text-properties style:font-name="Consolas" fo:font-size="12pt" style:font-size-asian="12pt" style:font-name-complex="Consolas"/>
    </style:style>
    <style:style style:name="Machine_20_à_20_écrire_20_HTML" style:display-name="Machine à écrire HTML" style:family="text" style:parent-style-name="Police_20_par_20_défaut">
      <style:text-properties style:font-name="Consolas" fo:font-size="10pt" style:font-size-asian="10pt" style:font-name-complex="Consolas"/>
    </style:style>
    <style:style style:name="Variable_20_HTML" style:display-name="Variable HTML" style:family="text" style:parent-style-name="Police_20_par_20_défaut">
      <style:text-properties fo:font-style="italic" style:font-style-asian="italic" style:font-style-complex="italic"/>
    </style:style>
    <style:style style:name="Lien_20_hypertexte" style:display-name="Lien hypertexte" style:family="text" style:parent-style-name="Police_20_par_20_défaut">
      <style:text-properties fo:color="#646464" style:text-underline-style="solid" style:text-underline-width="auto" style:text-underline-color="font-color" style:text-underline-mode="continuous" style:text-overline-mode="continuous" style:text-line-through-mode="continuous"/>
    </style:style>
    <style:style style:name="Emphase_20_intense" style:display-name="Emphase intense" style:family="text" style:parent-style-name="Police_20_par_20_défaut">
      <style:text-properties fo:color="#7e97ad" fo:font-style="italic" fo:font-weight="bold" style:font-style-asian="italic" style:font-weight-asian="bold" style:font-style-complex="italic" style:font-weight-complex="bold"/>
    </style:style>
    <style:style style:name="Citation_20_intense_20_Car" style:display-name="Citation intense Car" style:family="text" style:parent-style-name="Police_20_par_20_défaut">
      <style:text-properties fo:color="#7e97ad" fo:font-style="italic" fo:font-weight="bold" style:font-style-asian="italic" style:font-weight-asian="bold" style:font-style-complex="italic" style:font-weight-complex="bold"/>
    </style:style>
    <style:style style:name="Référence_20_intense" style:display-name="Référence intense" style:family="text" style:parent-style-name="Police_20_par_20_défaut">
      <style:text-properties fo:font-variant="small-caps" fo:color="#cc8e60"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Numéro_20_de_20_ligne" style:display-name="Numéro de ligne" style:family="text" style:parent-style-name="Police_20_par_20_défaut"/>
    <style:style style:name="Texte_20_de_20_macro_20_Car" style:display-name="Texte de macro Car" style:family="text" style:parent-style-name="Police_20_par_20_défaut">
      <style:text-properties style:font-name="Consolas" fo:font-size="10pt" style:font-size-asian="10pt" style:font-name-complex="Consolas"/>
    </style:style>
    <style:style style:name="En-tête_20_de_20_message_20_Car" style:display-name="En-tête de message Car" style:family="text" style:parent-style-name="Police_20_par_20_défaut">
      <style:text-properties style:font-name="Calibri" fo:font-size="12pt" fo:background-color="transparent" style:font-name-asian="Times New Roman" style:font-size-asian="12pt" style:font-name-complex="Cordia New"/>
    </style:style>
    <style:style style:name="Titre_20_de_20_note_20_Car" style:display-name="Titre de note Car" style:family="text" style:parent-style-name="Police_20_par_20_défaut"/>
    <style:style style:name="Numéro_20_de_20_page" style:display-name="Numéro de page" style:family="text" style:parent-style-name="Police_20_par_20_défaut"/>
    <style:style style:name="Texte_20_brut_20_Car" style:display-name="Texte brut Car" style:family="text" style:parent-style-name="Police_20_par_20_défaut">
      <style:text-properties style:font-name="Consolas" fo:font-size="10.5pt" style:font-size-asian="10.5pt" style:font-name-complex="Consolas"/>
    </style:style>
    <style:style style:name="Salutations_20_Car" style:display-name="Salutations Car" style:family="text" style:parent-style-name="Police_20_par_20_défaut"/>
    <style:style style:name="Signature_20_Car" style:display-name="Signature Car" style:family="text" style:parent-style-name="Police_20_par_20_défaut">
      <style:text-properties style:letter-kerning="true"/>
    </style:style>
    <style:style style:name="Élevé" style:family="text" style:parent-style-name="Police_20_par_20_défaut">
      <style:text-properties fo:font-weight="bold" style:font-weight-asian="bold" style:font-weight-complex="bold"/>
    </style:style>
    <style:style style:name="Sous-titre_20_Car" style:display-name="Sous-titre Car" style:family="text" style:parent-style-name="Police_20_par_20_défaut">
      <style:text-properties fo:text-transform="uppercase" fo:color="#7e97ad" style:font-name="Calibri" fo:font-size="28pt" style:letter-kerning="true" style:font-name-asian="Times New Roman" style:font-size-asian="28pt" style:font-name-complex="Cordia New"/>
    </style:style>
    <style:style style:name="Emphase_20_pâle" style:display-name="Emphase pâle" style:family="text" style:parent-style-name="Police_20_par_20_défaut">
      <style:text-properties fo:color="#808080" fo:font-style="italic" style:font-style-asian="italic" style:font-style-complex="italic"/>
    </style:style>
    <style:style style:name="Référence_20_pâle" style:display-name="Référence pâle" style:family="text" style:parent-style-name="Police_20_par_20_défaut">
      <style:text-properties fo:font-variant="small-caps" fo:color="#cc8e6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fo:text-transform="uppercase" fo:color="#ffffff" style:font-name="Calibri" fo:font-size="36pt" style:letter-kerning="true" fo:background-color="#7e97ad" style:font-name-asian="Times New Roman" style:font-size-asian="36pt" style:font-name-complex="Cordia New"/>
    </style:style>
    <style:style style:name="Sans_20_interligne_20_Car" style:display-name="Sans interligne Car" style:family="text" style:parent-style-name="Police_20_par_20_défaut"/>
    <style:style style:name="WW_5f_CharLFO2LVL1" style:display-name="WW_CharLFO2LVL1" style:family="text">
      <style:text-properties fo:color="#7e97ad" style:font-name="Cambria"/>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apport_20_annuel" style:display-name="Rapport annuel">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2.032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30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9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4.57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2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style:style>
    <style:style style:name="MT1" style:family="text">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page-layout>
    <style:page-layout style:name="Mpm3">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footer-style/>
    </style:page-layout>
    <style:page-layout style:name="Mpm4">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header-footer-properties fo:min-height="1.905cm" fo:margin-left="0cm" fo:margin-right="0cm" fo:margin-top="0cm" style:dynamic-spacing="tru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En-tête_20_ombré">Table des matières</text:p>
      </style:header>
    </style:master-page>
    <style:master-page style:name="MPF0" style:page-layout-name="Mpm3" style:next-style-name="MP0"/>
    <style:master-page style:name="MP1" style:page-layout-name="Mpm4">
      <style:header>
        <text:p text:style-name="MP1">Projet <text:s/></text:p>
      </style:header>
      <style:footer>
        <text:p text:style-name="Pied_20_de_20_page"><text:span text:style-name="Police_20_par_20_défaut"><text:span text:style-name="MT1">Page </text:span></text:span><text:span text:style-name="Police_20_par_20_défaut"><text:span text:style-name="MT1"><text:page-number text:select-page="current">10</text:page-number></text:span></text:span></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Rapport
Projet</dc:title>
    <meta:initial-creator>MANON</meta:initial-creator>
    <meta:creation-date>2014-04-25T11:40:00Z</meta:creation-date>
    <dc:date>2014-04-27T17:49:56.90</dc:date>
    <meta:print-date>2011-08-05T20:35:00Z</meta:print-date>
    <meta:editing-cycles>9</meta:editing-cycles>
    <meta:editing-duration>PT4H45M9S</meta:editing-duration>
    <meta:document-statistic meta:table-count="0" meta:image-count="11" meta:object-count="0" meta:page-count="14" meta:paragraph-count="74" meta:word-count="746" meta:character-count="6421" meta:non-whitespace-character-count="3908"/>
    <meta:user-defined meta:name="_TemplateID">TC028965939991</meta:user-defined>
    <meta:template xlink:type="simple" xlink:actuate="onRequest" xlink:title="" xlink:href="./Rapport%20annuel"/>
  </office:meta>
</office:document-meta>
</file>